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B2]*[.I2]" office:value-type="float" office:value="8.16" calcext:value-type="float">
            <text:p>8.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B3]*[.I3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B4]*[.I4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PDT power toggle switch</text:p>
          </table:table-cell>
          <table:table-cell office:value-type="string" calcext:value-type="string">
            <text:p>??? Amps at 120 VA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 kO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 interface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F,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3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number-columns-repeated="2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08T01:47:49.161253796</dc:date>
    <meta:editing-duration>PT36M27S</meta:editing-duration>
    <meta:editing-cycles>4</meta:editing-cycles>
    <meta:generator>LibreOffice/4.4.2.2$Linux_X86_64 LibreOffice_project/40m0$Build-2</meta:generator>
    <meta:document-statistic meta:table-count="1" meta:cell-count="83" meta:object-count="0"/>
  </office:meta>
</office:document-meta>
</file>